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3eafa" officeooo:paragraph-rsid="0003eafa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8743a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e3ae6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e3ae6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e3ae6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0166c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0166c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0166c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0166c" style:font-size-asian="8.75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0166c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3eafa" officeooo:paragraph-rsid="0010166c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officeooo:paragraph-rsid="0010166c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officeooo:paragraph-rsid="0011f390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1f390" officeooo:paragraph-rsid="0010166c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1f390" officeooo:paragraph-rsid="0011f390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1f390" style:font-size-asian="8.75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1f390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64c71" officeooo:paragraph-rsid="0011f390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1f390" style:font-size-asian="8.75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1f390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1f390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c6fd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ffff" loext:opacity="100%" fo:font-weight="bold" officeooo:rsid="0003eafa" style:font-weight-asian="bold" style:font-weight-complex="bold"/>
    </style:style>
    <style:style style:name="T5" style:family="text">
      <style:text-properties fo:color="#ffffff" loext:opacity="100%" fo:font-weight="bold" officeooo:rsid="000c6fd5" style:font-weight-asian="bold" style:font-weight-complex="bold"/>
    </style:style>
    <style:style style:name="T6" style:family="text">
      <style:text-properties fo:color="#c9211e" loext:opacity="100%" fo:font-style="italic" style:font-style-asian="italic" style:font-style-complex="italic"/>
    </style:style>
    <style:style style:name="T7" style:family="text">
      <style:text-properties fo:color="#ffffff" loext:opacity="100%" fo:font-style="italic" officeooo:rsid="0003eafa" style:font-style-asian="italic" style:font-style-complex="italic"/>
    </style:style>
    <style:style style:name="T8" style:family="text">
      <style:text-properties fo:color="#ffffff" loext:opacity="100%" fo:font-style="italic" officeooo:rsid="000c6fd5" style:font-style-asian="italic" style:font-style-complex="italic"/>
    </style:style>
    <style:style style:name="T9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1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Arial Rounded MT Bold" fo:font-size="10pt" fo:font-style="normal" fo:font-weight="bold" officeooo:rsid="0003eafa" style:font-size-asian="8.75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 Rounded MT Bold" fo:font-size="10pt" fo:font-style="normal" style:text-underline-style="solid" style:text-underline-width="auto" style:text-underline-color="font-color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16" style:family="text">
      <style:text-properties officeooo:rsid="00147ed3"/>
    </style:style>
    <style:style style:name="T17" style:family="text">
      <style:text-properties officeooo:rsid="0013366b"/>
    </style:style>
    <style:style style:name="T18" style:family="text">
      <style:text-properties officeooo:rsid="0003eafa"/>
    </style:style>
    <style:style style:name="T19" style:family="text">
      <style:text-properties officeooo:rsid="000e3ae6"/>
    </style:style>
    <style:style style:name="T20" style:family="text">
      <style:text-properties officeooo:rsid="00175715"/>
    </style:style>
    <style:style style:name="T21" style:family="text">
      <style:text-properties style:text-underline-style="none" officeooo:rsid="0003eafa"/>
    </style:style>
    <style:style style:name="T22" style:family="text">
      <style:text-properties officeooo:rsid="0010166c"/>
    </style:style>
    <style:style style:name="T23" style:family="text">
      <style:text-properties style:font-name="Arial Rounded MT Bold" fo:font-size="10pt" fo:font-style="normal" fo:font-weight="bold" officeooo:rsid="0010166c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ffffff" loext:opacity="100%" officeooo:rsid="0010166c"/>
    </style:style>
    <style:style style:name="T25" style:family="text">
      <style:text-properties fo:color="#ffffff" loext:opacity="100%" fo:font-weight="bold" officeooo:rsid="0010166c" style:font-weight-asian="bold" style:font-weight-complex="bold"/>
    </style:style>
    <style:style style:name="T26" style:family="text">
      <style:text-properties fo:color="#ffffff" loext:opacity="100%" fo:font-style="italic" officeooo:rsid="0010166c" style:font-style-asian="italic" style:font-style-complex="italic"/>
    </style:style>
    <style:style style:name="T27" style:family="text">
      <style:text-properties style:font-name="Arial Rounded MT Bold" fo:font-size="10pt" fo:font-style="normal" fo:font-weight="bold" officeooo:rsid="0011f390" style:font-size-asian="8.75pt" style:font-style-asian="normal" style:font-weight-asian="bold" style:font-size-complex="10pt" style:font-style-complex="normal" style:font-weight-complex="bold"/>
    </style:style>
    <style:style style:name="T28" style:family="text">
      <style:text-properties style:text-underline-style="none" officeooo:rsid="0010166c"/>
    </style:style>
    <style:style style:name="T29" style:family="text">
      <style:text-properties style:text-underline-style="none" officeooo:rsid="0011f390"/>
    </style:style>
    <style:style style:name="T30" style:family="text">
      <style:text-properties fo:color="#ffffff" loext:opacity="100%" officeooo:rsid="0011f390"/>
    </style:style>
    <style:style style:name="T31" style:family="text">
      <style:text-properties fo:color="#ffffff" loext:opacity="100%" fo:font-weight="bold" officeooo:rsid="0011f390" style:font-weight-asian="bold" style:font-weight-complex="bold"/>
    </style:style>
    <style:style style:name="T32" style:family="text">
      <style:text-properties fo:color="#ffffff" loext:opacity="100%" fo:font-style="italic" officeooo:rsid="0011f390" style:font-style-asian="italic" style:font-style-complex="italic"/>
    </style:style>
    <style:style style:name="T33" style:family="text">
      <style:text-properties fo:color="#ffffff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34" style:family="text">
      <style:text-properties officeooo:rsid="0011f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8</text:span>) <text:span text:style-name="T1">CONCURSOS</text:span></text:p>
      <text:p text:style-name="P2"/>
      <text:p text:style-name="P2"/>
      <text:p text:style-name="P3"><text:span text:style-name="T2">Rol de usuario</text:span>: <text:span text:style-name="T1">Docente, Jefe del Área de Concursos</text:span></text:p>
      <text:p text:style-name="P3"><text:span text:style-name="T2">HU</text:span>: <text:span text:style-name="T1">Registrar Docente, Inscribir a Concurso, Imprimir Listado</text:span></text:p>
      <text:p text:style-name="P3"/>
      <text:p text:style-name="P3"/>
      <text:p text:style-name="P3"><text:span text:style-name="T3">ID:</text:span><text:span text:style-name="T2"> </text:span><text:span text:style-name="T4">R</text:span><text:span text:style-name="T5">egistrar Docente</text:span></text:p>
      <text:p text:style-name="P4"><text:span text:style-name="T6">Título: </text:span><text:span text:style-name="T7">Como </text:span><text:span text:style-name="T8">Docente</text:span><text:span text:style-name="T7"> quiero re</text:span><text:span text:style-name="T8">gistrarme en el sistema para inscribirme en un concurso</text:span></text:p>
      <text:p text:style-name="P5"><text:span text:style-name="T9">Reglas de Negocio:</text:span><text:span text:style-name="T10"> <text:s/></text:span></text:p>
      <text:p text:style-name="P6"><text:span text:style-name="T1">El mail ingresado debe ser único</text:span>.</text:p>
      <text:p text:style-name="P6"><text:span text:style-name="T1">El DNI ingresado debe ser entre 12 millones y 55 millones</text:span>.</text:p>
      <text:p text:style-name="P7"/>
      <text:p text:style-name="P8">Escenario 1: <text:span text:style-name="T1">Registro</text:span> exitos<text:span text:style-name="T1">o</text:span></text:p>
      <text:p text:style-name="P9"><text:span text:style-name="T11">Dado </text:span><text:span text:style-name="T12">el </text:span><text:span text:style-name="T13">DNI “45913234” corresponde a un </text:span><text:span text:style-name="T14">docente de la </text:span><text:span text:style-name="T15">Facultad</text:span><text:span text:style-name="T14"> de Informática y es entre 12 millones y 55 millones </text:span><text:span text:style-name="T13"><text:s/>y e</text:span><text:span text:style-name="T14">l mail “jonashariyo@gmail.com” no se encuentra registrado en el sistema</text:span></text:p>
      <text:p text:style-name="P10">Cuando <text:span text:style-name="T16">se ingresa </text:span><text:span text:style-name="T17">el </text:span><text:span text:style-name="T18">DNI “45913234”, </text:span><text:span text:style-name="T19">nombre “Jonás” </text:span><text:span text:style-name="T18">, </text:span><text:span text:style-name="T19">apellido “Hariyo”, mail “jonashariyo@gmail.com” </text:span><text:span text:style-name="T20">y se presiona “</text:span><text:span text:style-name="T19">Registrarme</text:span><text:span text:style-name="T20">”</text:span></text:p>
      <text:p text:style-name="P11">Entonces el sistema <text:span text:style-name="T19">registra al docente</text:span><text:span text:style-name="T21"> e informa operación exitosa.</text:span></text:p>
      <text:p text:style-name="P12"/>
      <text:p text:style-name="P13">Escenario <text:span text:style-name="T19">2</text:span>: <text:span text:style-name="T1">Registro</text:span> <text:span text:style-name="T19">fallido por DNI inexistente</text:span></text:p>
      <text:p text:style-name="P14"><text:span text:style-name="T11">Dado </text:span><text:span text:style-name="T12">el </text:span><text:span text:style-name="T13">DNI “</text:span><text:span text:style-name="T14">47907329</text:span><text:span text:style-name="T13">” </text:span><text:span text:style-name="T14">no </text:span><text:span text:style-name="T13">corresponde a un </text:span><text:span text:style-name="T14">docente de la Facultad de Informática, es entre 12 millones y 55 millones </text:span><text:span text:style-name="T13"><text:s/>y e</text:span><text:span text:style-name="T14">l mail “pepe123@gmail.com” no se encuentra registrado en el sistema</text:span></text:p>
      <text:p text:style-name="P10">Cuando <text:span text:style-name="T16">se ingresa </text:span><text:span text:style-name="T17">el </text:span><text:span text:style-name="T18">DNI “</text:span><text:span text:style-name="T19">47907329</text:span><text:span text:style-name="T18">”, </text:span><text:span text:style-name="T19">nombre “Pepe” </text:span><text:span text:style-name="T18">, </text:span><text:span text:style-name="T19">apellido “Martínez”, mail “pepe123@gmail.com” </text:span><text:span text:style-name="T20">y se presiona “</text:span><text:span text:style-name="T19">Registrarme</text:span><text:span text:style-name="T20">”</text:span></text:p>
      <text:p text:style-name="P10">Entonces el sistema <text:span text:style-name="T19">informa un error porque el DNI no pertenece a un docente de la Facultad de Informática</text:span><text:span text:style-name="T18">.</text:span></text:p>
      <text:p text:style-name="P10"/>
      <text:p text:style-name="P15">Escenario <text:span text:style-name="T22">3</text:span>: <text:span text:style-name="T1">Registro</text:span> <text:span text:style-name="T19">fallido por DNI </text:span><text:span text:style-name="T22">fuera del rango </text:span></text:p>
      <text:p text:style-name="P16"><text:span text:style-name="T11">Dado </text:span><text:span text:style-name="T12">el </text:span><text:span text:style-name="T13">DNI “</text:span><text:span text:style-name="T23">10913234</text:span><text:span text:style-name="T13">”</text:span><text:span text:style-name="T14"> </text:span><text:span text:style-name="T13">corresponde a un </text:span><text:span text:style-name="T14">docente de la Facultad de Informática, </text:span><text:span text:style-name="T23">no </text:span><text:span text:style-name="T14">es</text:span><text:span text:style-name="T23">tá</text:span><text:span text:style-name="T14"> entre 12 millones y 55 millones </text:span><text:span text:style-name="T13"><text:s/>y e</text:span><text:span text:style-name="T14">l mail “</text:span><text:span text:style-name="T23">ricky777</text:span><text:span text:style-name="T14">@gmail.com” no se encuentra registrado en el sistema</text:span></text:p>
      <text:p text:style-name="P17">Cuando <text:span text:style-name="T16">se ingresa </text:span><text:span text:style-name="T17">el </text:span><text:span text:style-name="T18">DNI “</text:span><text:span text:style-name="T22">10913234</text:span><text:span text:style-name="T18">”, </text:span><text:span text:style-name="T19">nombre “</text:span><text:span text:style-name="T22">Ricky</text:span><text:span text:style-name="T19">” </text:span><text:span text:style-name="T18">, </text:span><text:span text:style-name="T19">apellido “</text:span><text:span text:style-name="T22">Perez</text:span><text:span text:style-name="T19">”, mail “</text:span><text:span text:style-name="T22">ricky777</text:span><text:span text:style-name="T19">@gmail.com” </text:span><text:span text:style-name="T20">y se presiona “</text:span><text:span text:style-name="T19">Registrarme</text:span><text:span text:style-name="T20">”</text:span></text:p>
      <text:p text:style-name="P17">Entonces el sistema <text:span text:style-name="T19">informa un error porque el DNI </text:span><text:span text:style-name="T22">está fuera del rango establecido</text:span><text:span text:style-name="T18">.</text:span></text:p>
      <text:p text:style-name="P17"/>
      <text:p text:style-name="P15">Escenario <text:span text:style-name="T22">4</text:span>: <text:span text:style-name="T1">Registro</text:span> <text:span text:style-name="T19">fallido por </text:span><text:span text:style-name="T22">mail repetido</text:span></text:p>
      <text:p text:style-name="P16"><text:span text:style-name="T11">Dado </text:span><text:span text:style-name="T12">el </text:span><text:span text:style-name="T13">DNI “</text:span><text:span text:style-name="T23">45913234</text:span><text:span text:style-name="T13">”</text:span><text:span text:style-name="T14"> </text:span><text:span text:style-name="T13">corresponde a un </text:span><text:span text:style-name="T14">docente de la Facultad de Informática,</text:span><text:span text:style-name="T23"> </text:span><text:span text:style-name="T14">es</text:span><text:span text:style-name="T23">tá</text:span><text:span text:style-name="T14"> entre 12 millones y 55 millones </text:span><text:span text:style-name="T13"><text:s/>y e</text:span><text:span text:style-name="T14">l mail “</text:span><text:span text:style-name="T23">joni123</text:span><text:span text:style-name="T14">@gmail.com” </text:span><text:span text:style-name="T23">ya</text:span><text:span text:style-name="T14"> se encuentra registrado en el sistema</text:span></text:p>
      <text:p text:style-name="P17">Cuando <text:span text:style-name="T16">se ingresa </text:span><text:span text:style-name="T17">el </text:span><text:span text:style-name="T18">DNI “</text:span><text:span text:style-name="T22">45913234</text:span><text:span text:style-name="T18">”, </text:span><text:span text:style-name="T19">nombre “</text:span><text:span text:style-name="T22">Joni</text:span><text:span text:style-name="T19">” </text:span><text:span text:style-name="T18">, </text:span><text:span text:style-name="T19">apellido “</text:span><text:span text:style-name="T22">Rodriguez</text:span><text:span text:style-name="T19">”, mail “</text:span><text:span text:style-name="T22">joni123</text:span><text:span text:style-name="T19">@gmail.com” </text:span><text:span text:style-name="T20">y se presiona “</text:span><text:span text:style-name="T19">Registrarme</text:span><text:span text:style-name="T20">”</text:span></text:p>
      <text:p text:style-name="P17">Entonces el sistema <text:span text:style-name="T19">informa un error porque el </text:span><text:span text:style-name="T22">mail ingresado ya se encuentra registrado en el sistema</text:span><text:span text:style-name="T18">.</text:span></text:p>
      <text:p text:style-name="P17"/>
      <text:p text:style-name="P17"/>
      <text:p text:style-name="P18"><text:span text:style-name="T3">ID:</text:span><text:span text:style-name="T2"> </text:span><text:span text:style-name="T24">Inscribir</text:span><text:span text:style-name="T5"> </text:span><text:span text:style-name="T25">a Concurso</text:span></text:p>
      <text:p text:style-name="P19"><text:span text:style-name="T6">Título: </text:span><text:span text:style-name="T7">Como </text:span><text:span text:style-name="T8">Docente </text:span><text:span text:style-name="T26">Registrado</text:span><text:span text:style-name="T7"> quiero </text:span><text:span text:style-name="T8">inscribirme en un concurso</text:span></text:p>
      <text:p text:style-name="P16"><text:span text:style-name="T9">Reglas de Negocio:</text:span><text:span text:style-name="T10"> <text:s/></text:span></text:p>
      <text:p text:style-name="P20"><text:span text:style-name="T1">El </text:span><text:span text:style-name="T22">docente no podrá inscribirse a más de tres concursos</text:span>.</text:p>
      <text:p text:style-name="P21"/>
      <text:p text:style-name="P15">Escenario 1: <text:span text:style-name="T22">Inscripción</text:span> exitos<text:span text:style-name="T22">a</text:span></text:p>
      <text:p text:style-name="P22"><text:span text:style-name="T11">Dado </text:span><text:span text:style-name="T12">el </text:span><text:span text:style-name="T23">Docente </text:span><text:span text:style-name="T27">Registrado </text:span><text:span text:style-name="T23">“pepe123@gmail.com”</text:span><text:span text:style-name="T27"> </text:span><text:span text:style-name="T23">se </text:span><text:span text:style-name="T27">encuentra </text:span><text:span text:style-name="T23">inscri</text:span><text:span text:style-name="T27">pto</text:span><text:span text:style-name="T23"> a dos concursos o menos</text:span></text:p>
      <text:p text:style-name="P17">Cuando <text:span text:style-name="T16">se </text:span><text:span text:style-name="T22">selecciona un concurso </text:span><text:span text:style-name="T20">y se presiona “</text:span><text:span text:style-name="T22">Inscribirme</text:span><text:span text:style-name="T20">”</text:span></text:p>
      <text:p text:style-name="P17">Entonces el sistema <text:span text:style-name="T22">inscribe</text:span><text:span text:style-name="T19"> al docente</text:span><text:span text:style-name="T21"> </text:span><text:span text:style-name="T28">en el concurso </text:span><text:span text:style-name="T21">e informa operación exitosa.</text:span></text:p>
      <text:p text:style-name="P17"/>
      <text:p text:style-name="P17"/>
      <text:p text:style-name="P15">Escenario <text:span text:style-name="T22">2</text:span>: <text:span text:style-name="T22">Inscripción</text:span> <text:span text:style-name="T22">fallida por exceso de inscripciones</text:span></text:p>
      <text:p text:style-name="P16"><text:span text:style-name="T11">Dado </text:span><text:span text:style-name="T12">el </text:span><text:span text:style-name="T23">Docente Registrado “pepe123@gmail.com” ya se encuentra </text:span><text:span text:style-name="T27">inscripto en tres concursos</text:span></text:p>
      <text:p text:style-name="P17">Cuando <text:span text:style-name="T16">se </text:span><text:span text:style-name="T22">selecciona un concurso </text:span><text:span text:style-name="T20">y se presiona “</text:span><text:span text:style-name="T22">Inscribirme</text:span><text:span text:style-name="T20">”</text:span></text:p>
      <text:p text:style-name="P17">Entonces el sistema <text:span text:style-name="T22">in</text:span><text:span text:style-name="T29">forma error por exceso de inscripciones en concursos.</text:span></text:p>
      <text:p text:style-name="P23"/>
      <text:p text:style-name="P24"><text:soft-page-break/>Escenario 3: fallido por falta de cupos??????????</text:p>
      <text:p text:style-name="P24"/>
      <text:p text:style-name="P24"/>
      <text:p text:style-name="P25"><text:span text:style-name="T3">ID:</text:span><text:span text:style-name="T2"> </text:span><text:span text:style-name="T30">Imprimir</text:span><text:span text:style-name="T5"> </text:span><text:span text:style-name="T31">Listado</text:span></text:p>
      <text:p text:style-name="P26"><text:span text:style-name="T6">Título: </text:span><text:span text:style-name="T7">Como </text:span><text:span text:style-name="T32">Jefe de Área de Concursos </text:span><text:span text:style-name="T7">quiero </text:span><text:span text:style-name="T32">imprimir</text:span><text:span text:style-name="T8"> </text:span><text:span text:style-name="T32">un listado con los inscriptos a una materia determinada</text:span></text:p>
      <text:p text:style-name="P22"><text:span text:style-name="T9">Reglas de Negocio:</text:span><text:span text:style-name="T10"> <text:s/></text:span><text:span text:style-name="T33">-</text:span></text:p>
      <text:p text:style-name="P27"/>
      <text:p text:style-name="P28">Escenario 1: <text:span text:style-name="T34">Impresión de Listado</text:span> exitos<text:span text:style-name="T34">a</text:span></text:p>
      <text:p text:style-name="P22"><text:span text:style-name="T11">Dado </text:span><text:span text:style-name="T12">el </text:span><text:span text:style-name="T27">nombre de usuario “pepe123” corresponde <text:s/>a una cuenta del sistema y la contraseña “XXXXXXX” coincide con el nombre de usuario.</text:span></text:p>
      <text:p text:style-name="P29">Cuando <text:span text:style-name="T16">se </text:span><text:span text:style-name="T22">selecciona un</text:span><text:span text:style-name="T34">a materia</text:span><text:span text:style-name="T22"> </text:span><text:span text:style-name="T20">y se presiona “</text:span><text:span text:style-name="T34">Imprimir Listado de Inscriptos</text:span><text:span text:style-name="T20">”</text:span></text:p>
      <text:p text:style-name="P29">Entonces el sistema <text:span text:style-name="T22">i</text:span><text:span text:style-name="T34">mprime el listado</text:span><text:span text:style-name="T28"> </text:span><text:span text:style-name="T21">e informa operación exitosa.</text:span></text:p>
      <text:p text:style-name="P30"/>
      <text:p text:style-name="P28">Escenario <text:span text:style-name="T34">2</text:span>: <text:span text:style-name="T34">Impresión de Listado</text:span> <text:span text:style-name="T34">fallida por nombre de usuario incorrecto</text:span></text:p>
      <text:p text:style-name="P22"><text:span text:style-name="T11">Dado </text:span><text:span text:style-name="T12">el </text:span><text:span text:style-name="T27">nombre de usuario “jose100” no corresponde <text:s/>a una cuenta del sistema</text:span></text:p>
      <text:p text:style-name="P29">Cuando <text:span text:style-name="T16">se </text:span><text:span text:style-name="T22">selecciona un</text:span><text:span text:style-name="T34">a materia</text:span><text:span text:style-name="T22"> </text:span><text:span text:style-name="T20">y se presiona “</text:span><text:span text:style-name="T34">Imprimir Listado de Inscriptos</text:span><text:span text:style-name="T20">”</text:span></text:p>
      <text:p text:style-name="P29">Entonces el sistema <text:span text:style-name="T22">i</text:span><text:span text:style-name="T34">nforma error por nombre de usuario inexistente en el sistema</text:span><text:span text:style-name="T18">.</text:span></text:p>
      <text:p text:style-name="P29"/>
      <text:p text:style-name="P28">Escenario <text:span text:style-name="T34">3</text:span>: <text:span text:style-name="T34">Impresión de Listado</text:span> <text:span text:style-name="T34">fallida por contraseña incorrecta</text:span></text:p>
      <text:p text:style-name="P22"><text:span text:style-name="T11">Dado </text:span><text:span text:style-name="T12">el </text:span><text:span text:style-name="T27">nombre de usuario “pepe123” corresponde <text:s/>a una cuenta del sistema y la contraseña “ZZZZZZ” no coincide con el nombre de usuario.</text:span></text:p>
      <text:p text:style-name="P29">Cuando <text:span text:style-name="T16">se </text:span><text:span text:style-name="T22">selecciona un</text:span><text:span text:style-name="T34">a materia</text:span><text:span text:style-name="T22"> </text:span><text:span text:style-name="T20">y se presiona “</text:span><text:span text:style-name="T34">Imprimir Listado de Inscriptos</text:span><text:span text:style-name="T20">”</text:span></text:p>
      <text:p text:style-name="P29">Entonces el sistema <text:span text:style-name="T22">i</text:span><text:span text:style-name="T29">nforma error porque el nombre de usuario y la contraseña no coinciden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1:23:00.319241300</meta:creation-date>
    <dc:date>2025-09-01T16:51:02.805194400</dc:date>
    <meta:editing-duration>PT7M2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2" meta:word-count="634" meta:character-count="4084" meta:non-whitespace-character-count="3487"/>
  </office:meta>
</office:document-meta>
</file>